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oSubscriberSticky.handleEvent( int prio , Objec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oSubscriber.onEventM100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Sticky.onEventBackgroundThreadP0( Integer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.onEventP10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Sticky.onEventM1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Sticky.onEventBackgroundThreadP1( Integer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Sticky.onEventBackgroundThreadM1( Integer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.onEventP0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OrderedSubscriptionsTest.testOrderedBackground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.handleEvent( int prio , Objec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oSubscriber.onEventMainThreadP0( Int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OrderedSubscriptionsTest.testOrderedStick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Sticky.onEventMainThreadP1( Int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.onEventBackgroundThreadP1( Integer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Sticky.onEventP10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.onEventMainThreadP1( Int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OrderedSubscriptionsTest.test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.onEventM1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OrderedSubscriptionsTest.testOrderedBackgroundThreadStick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Sticky.onEventMainThreadM1( Int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OrderedSubscriptionsTest.testOrderedMain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Sticky.onEventM100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.onEventBackgroundThreadP0( Integer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.onEventP1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ioSubscriberSticky.onEventMainThreadP0( Int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.onEventMainThreadM1( Int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Sticky.onEventP0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OrderedSubscriptionsTest.testOrderedMainThreadStick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SubscriberSticky.onEventP1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OrderedSubscriptionsTest.runTestOrdered( Object event , boolean sticky , int expectedEvent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oSubscriber.onEventBackgroundThreadM1( Integer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